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Texte_20_de_20_saisie"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">
      <style:paragraph-properties fo:margin-left="0cm" fo:margin-right="0cm" fo:margin-top="0cm" fo:margin-bottom="0.499cm" loext:contextual-spacing="false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Prénom_20_NOM">
      <style:text-properties style:font-name="Arial1" fo:font-size="11pt" style:font-size-asian="11pt" style:font-size-complex="11pt"/>
    </style:style>
    <style:style style:name="P18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9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color="#000000" style:font-name="Arial1" fo:font-size="11pt" style:font-size-asian="11pt" style:font-size-complex="11pt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 fo:font-size="8pt" style:font-size-asian="8pt"/>
    </style:style>
    <style:style style:name="T8" style:family="text">
      <style:text-properties style:font-name="Arial1" fo:font-size="11pt" style:font-size-asian="11pt" style:font-size-complex="11pt"/>
    </style:style>
    <style:style style:name="T9" style:family="text">
      <style:text-properties officeooo:rsid="000e99f2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Standard"><text:span text:style-name="T7">Réf.: </text:span><text:span text:style-name="T3">DPAS/SIS/BADA/SUSPENSION/</text:span><text:span text:style-name="T3"><text:date style:data-style-name="N106" text:date-value="2015-03-31T14:10:24.549999763">2015</text:date></text:span></text:p>
              <text:p text:style-name="P5"><text:span text:style-name="T2"><text:s text:c="9"/>Matricule CAF : </text:span><text:span text:style-name="T2"><text:user-field-get text:name="dossier_matricule"/></text:span></text:p>
              <text:p text:style-name="P5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5-03-31T14:10:24.549999763">31/03/2015</text:date></text:p>
            </table:table-cell>
            <table:table-cell table:style-name="Tableau1.B3" office:value-type="string">
              <text:p text:style-name="P7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10"><text:span text:style-name="T8">Comme je vous l’indiquais dans mon courrier du </text:span><text:span text:style-name="T4"><text:user-field-get text:name="passagecommissionep_impressionconvocation"/></text:span>, l’équipe pluridisciplinaire (EP) a examiné votre situation.</text:p>
        <text:p text:style-name="P4"/>
        <text:p text:style-name="P15">Les informations recueillies font état de récentes démarches d’insertion.</text:p>
        <text:p text:style-name="P15">Votre allocation de Revenu de Solidarité Active (RSA) est donc maintenue.</text:p>
        <text:p text:style-name="P14">Je vous prie d’agréer, <text:user-field-get text:name="personne_qual"/>, l’expression de mes salutations distinguées.</text:p>
        <text:p text:style-name="P13"/>
        <text:p text:style-name="P13"/>
        <text:p text:style-name="P13"/>
        <text:p text:style-name="P16">Pour le Président du <text:span text:style-name="T9">C</text:span>onseil <text:span text:style-name="T9">départemental</text:span></text:p>
        <text:p text:style-name="P16">et par délégation</text:p>
        <text:p text:style-name="P16"/>
        <text:p text:style-name="P17"/>
        <text:p text:style-name="P17"/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4:10:24.332000000</dc:date>
    <dc:creator>linda baitech</dc:creator>
    <meta:editing-duration>PT5H52M16S</meta:editing-duration>
    <meta:editing-cycles>103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5" meta:word-count="77" meta:character-count="537" meta:non-whitespace-character-count="457"/>
  </office:meta>
</office:document-meta>
</file>